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7c70f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7c70f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VI</text:span><text:span text:style-name="T5">I</text:span></text:p>
      <text:p text:style-name="P2"><text:span text:style-name="T6">Войдя в просторную комнату, девушка осмотрела ее. В центре комнаты стоял собранный недавно стол. У окна расположилось кресло, в котором сидел вечерами Александр. Вдоль стены стояли несколько шкафов и просторная кровать. </text:span></text:p>
      <text:p text:style-name="P2"><text:span text:style-name="T6">–Неплохо ты живешь! – сказала Алина, падая в кресло. </text:span></text:p>
      <text:p text:style-name="P2"><text:span text:style-name="T6">–Знаешь, когда живешь в восьмикомнатной квартире, это сильно надоедает. А в трехэтажном доме отца еще хуже. Мне тошно там. Все слишком обыденно. Все есть. Совершенно ничего не меняется. </text:span></text:p>
      <text:p text:style-name="P2"><text:span text:style-name="T6">–Скучать здесь?! Ну ты и странный. Я бы тут ни <text:s/>за что не заскучала. </text:span></text:p>
      <text:p text:style-name="P2"><text:span text:style-name="T6">–Откуда в тебе столько оптимизма? Как ты всегда можешь оставаться такой веселой? – спросил парень, разливая вино в бокалы, стоящие на столе. </text:span></text:p>
      <text:p text:style-name="P2"><text:span text:style-name="T6">–Интересный вывод. Знал бы ты, что кроется под этими эмоциями. </text:span></text:p>
      <text:p text:style-name="P2"><text:span text:style-name="T6">–А ты расскажи, – сказал тот, протягивая бокал и садясь напротив на полу. </text:span></text:p>
      <text:p text:style-name="P2"><text:span text:style-name="T6">–Ты же ведь не знаешь, что значит быть одиночкой, когда тебя не принимают остальные просто из-за того, что ты не такая, как они. Ты стремишься к каким-то целям, добиваешься чего-то, жертвуя всякими мелочами, которые интересуют других. В итоге тебя считают странной и все смеются над тобой, а ты хочешь просто принести всем немного чего-то хорошего, – сказала девушка, выпивая залпом вино. </text:span></text:p>
      <text:p text:style-name="P2"><text:span text:style-name="T6">Александр сделал пару глотков и с задумчивым взглядом налил ей еще. </text:span></text:p>
      <text:p text:style-name="P2"><text:span text:style-name="T6">–Тебе вряд ли понять это, ведь у тебя богатый отец и, наверное, много крутых друзей и много увлечений, – продолжала девушка, – ты </text:span><text:soft-page-break/><text:span text:style-name="T6">гордый, непреступный. Но это лишь с виду. На самом деле ты очень мягкий и ранимый, но тебе не нравится постоянство, а значит нужно что-то новое через некоторое время. Долгие отношения не твое, ты меняешь девушек, как перчатки. Так ведь, Александр Алехин? </text:span></text:p>
      <text:p text:style-name="P2"><text:span text:style-name="T6">Алина выпила залпом еще один бокал. На лице ее виднелись слезы и черные разводы от потекшей туши. Александр осторожно поставил свой бокал на пол и нежно обнял девушку, поглаживая ее по голове. </text:span></text:p>
      <text:p text:style-name="P2"><text:span text:style-name="T6">–Не совсем так. Скажу тебе честно, мне знакомо это. У меня никогда не было ни друзей, ни отношений. Все люди, кого я знаю одинаковые. Они лживы и продажны, а я не могу находиться в обществе таких людей. Это аморально и неправильно. Но ты, ты не такая! Я вижу это! И я прекрасно понимаю тебя. Да, ты чертовски права, что гордость лишь маска, а в душе я просто жалкий и ранимый слюнтяй. </text:span></text:p>
      <text:p text:style-name="P2"><text:span text:style-name="T6">–Это не так. Вовсе нет. То что у тебя есть чувства – совсем не слабость, а сила, огромная сила в этом пустом и бездушном мире. </text:span></text:p>
      <text:p text:style-name="P2"><text:span text:style-name="T6">–Ты правда так думаешь? </text:span></text:p>
      <text:p text:style-name="P2"><text:span text:style-name="T6">–Конечно правда. До разговора с тобой, честно, я была о тебе очень плохого мнения. Но сейчас. Налей, пожалуйста, еще вина, – сказала девушка слегка расслабленным и обмякшим голосом. </text:span></text:p>
      <text:p text:style-name="P2"><text:span text:style-name="T6">Алехин покачал головой и налил ей еще бокал, который она поспешила опустошить. Вскоре бутылка была пуста и Алина с расслабленным видом откинулась на спинку кресла, закрыв глаза на несколько секунд. Александр убрал бокалы и бутылку, после чего укрыл девушку пледом, который она резко скинула, вставая из кресла. Пошатываясь, она подошла к парню.</text:span></text:p>
      <text:p text:style-name="P2"><text:span text:style-name="T6">–Саш, я хочу потанцевать.</text:span></text:p>
      <text:p text:style-name="P2"><text:soft-page-break/><text:span text:style-name="T6">–Алин, ты уверена, что это хорошая идея?</text:span></text:p>
      <text:p text:style-name="P2"><text:span text:style-name="T6">–Я сказала, хочу танцевать! </text:span></text:p>
      <text:p text:style-name="P2"><text:span text:style-name="T6">Тот усмехнувшись достал из кармана пульт и нажал пару кнопок. Из ниш в стене появились 4 больших колонки. Александр включил музыку и, убрав пульт, подошел к девушке, поглощенной танцами. Через полчаса он положил пьяную измотанную Алину на кровать, укутав пледом, а сам сел рядом на краю, выключив музыку. Та потянулась к нему, засыпая и он, поддавшись, лег рядом. Через 10 минут они спали рядом, нежно обнимаясь. Парень лежал на спине, положив одну руку на талию девушки, а Алина расположилась, положив голову к нему на грудь, закинув на него одну ногу и обвив руками тел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8:33.681000000</meta:creation-date>
    <dc:date>2022-05-15T20:18:53.978000000</dc:date>
    <meta:editing-duration>PT20S</meta:editing-duration>
    <meta:editing-cycles>1</meta:editing-cycles>
    <meta:document-statistic meta:table-count="0" meta:image-count="0" meta:object-count="0" meta:page-count="3" meta:paragraph-count="21" meta:word-count="577" meta:character-count="3572" meta:non-whitespace-character-count="2991"/>
    <meta:generator>LibreOffice/7.2.2.2$Windows_X86_64 LibreOffice_project/02b2acce88a210515b4a5bb2e46cbfb63fe97d56</meta:generator>
  </office:meta>
</office:document-meta>
</file>